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anifest.rdf" manifest:media-type="application/rdf+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1361in" style:rel-column-width="40498*"/>
    </style:style>
    <style:style style:name="Table1.B" style:family="table-column">
      <style:table-column-properties style:column-width="2.5569in" style:rel-column-width="25037*"/>
    </style:style>
    <style:style style:name="Table1.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6.4965in" style:type="right" style:leader-style="dotted" style:leader-text="."/>
        </style:tab-stops>
      </style:paragraph-properties>
    </style:style>
    <style:style style:name="P4" style:family="paragraph" style:parent-style-name="Table_20_Contents">
      <style:text-properties officeooo:rsid="001bd6df" officeooo:paragraph-rsid="001fb573"/>
    </style:style>
    <style:style style:name="P5" style:family="paragraph" style:parent-style-name="Text_20_body">
      <style:text-properties officeooo:paragraph-rsid="001bd6df"/>
    </style:style>
    <style:style style:name="P6" style:family="paragraph" style:parent-style-name="Table_20_Contents">
      <style:text-properties style:text-position="0% 100%" fo:font-weight="normal" officeooo:rsid="001bd6df" officeooo:paragraph-rsid="001fb573" style:font-weight-asian="normal" style:font-weight-complex="normal"/>
    </style:style>
    <style:style style:name="P7" style:family="paragraph" style:parent-style-name="Text_20_body">
      <style:text-properties officeooo:rsid="001e0f66" officeooo:paragraph-rsid="001e0f66"/>
    </style:style>
    <style:style style:name="P8" style:family="paragraph" style:parent-style-name="Standard">
      <style:text-properties officeooo:paragraph-rsid="001fb573"/>
    </style:style>
    <style:style style:name="P9" style:family="paragraph" style:parent-style-name="Table_20_Contents">
      <style:text-properties officeooo:paragraph-rsid="001fb573"/>
    </style:style>
    <style:style style:name="P10" style:family="paragraph" style:parent-style-name="Text_20_body">
      <style:text-properties officeooo:paragraph-rsid="001fb573"/>
    </style:style>
    <style:style style:name="P11" style:family="paragraph" style:parent-style-name="Text_20_body">
      <style:text-properties fo:font-weight="normal" officeooo:rsid="001bd6df" officeooo:paragraph-rsid="001bd6df" style:font-weight-asian="normal" style:font-weight-complex="normal"/>
    </style:style>
    <style:style style:name="P12" style:family="paragraph" style:parent-style-name="Text_20_body">
      <style:text-properties fo:font-weight="normal" officeooo:rsid="001bd6df" officeooo:paragraph-rsid="001fb573" style:font-weight-asian="normal" style:font-weight-complex="normal"/>
    </style:style>
    <style:style style:name="P13" style:family="paragraph" style:parent-style-name="Text_20_body">
      <style:text-properties fo:font-weight="normal" officeooo:rsid="001fb573" officeooo:paragraph-rsid="001fb573" style:font-weight-asian="normal" style:font-weight-complex="normal"/>
    </style:style>
    <style:style style:name="P14" style:family="paragraph" style:parent-style-name="Heading_20_1">
      <style:paragraph-properties fo:break-before="page"/>
      <style:text-properties officeooo:rsid="001b0b87" officeooo:paragraph-rsid="001b0b87"/>
    </style:style>
    <style:style style:name="P15" style:family="paragraph" style:parent-style-name="Heading_20_1">
      <style:text-properties officeooo:rsid="001c46bb" officeooo:paragraph-rsid="001c46bb"/>
    </style:style>
    <style:style style:name="P16" style:family="paragraph" style:parent-style-name="Heading_20_1">
      <style:paragraph-properties fo:break-before="page"/>
      <style:text-properties officeooo:rsid="001c46bb" officeooo:paragraph-rsid="001c46bb"/>
    </style:style>
    <style:style style:name="P17" style:family="paragraph" style:parent-style-name="Heading_20_1" style:list-style-name="">
      <style:text-properties officeooo:rsid="001c46bb" officeooo:paragraph-rsid="001c46bb"/>
    </style:style>
    <style:style style:name="P18" style:family="paragraph" style:parent-style-name="Heading_20_2">
      <style:text-properties officeooo:rsid="001bd6df" officeooo:paragraph-rsid="001bd6df"/>
    </style:style>
    <style:style style:name="P19" style:family="paragraph" style:parent-style-name="Heading_20_2">
      <style:paragraph-properties fo:break-before="page"/>
      <style:text-properties officeooo:rsid="001bd6df" officeooo:paragraph-rsid="001bd6df"/>
    </style:style>
    <style:style style:name="P20" style:family="paragraph" style:parent-style-name="Heading_20_2" style:list-style-name="">
      <style:text-properties officeooo:rsid="001bd6df" officeooo:paragraph-rsid="001bd6df"/>
    </style:style>
    <style:style style:name="P21" style:family="paragraph" style:parent-style-name="Heading_20_2">
      <style:text-properties officeooo:rsid="001c46bb" officeooo:paragraph-rsid="001c46bb"/>
    </style:style>
    <style:style style:name="P22" style:family="paragraph" style:parent-style-name="Standard">
      <style:text-properties officeooo:rsid="001b68b2" officeooo:paragraph-rsid="001fb573"/>
    </style:style>
    <style:style style:name="P23" style:family="paragraph" style:parent-style-name="Standard" style:list-style-name="L7">
      <style:text-properties officeooo:rsid="001b68b2" officeooo:paragraph-rsid="001fb573"/>
    </style:style>
    <style:style style:name="P24" style:family="paragraph" style:parent-style-name="Standard" style:list-style-name="L7">
      <style:text-properties officeooo:paragraph-rsid="001fb573"/>
    </style:style>
    <style:style style:name="P25" style:family="paragraph" style:parent-style-name="Text_20_body" style:list-style-name="L1">
      <style:text-properties officeooo:paragraph-rsid="001bd6df"/>
    </style:style>
    <style:style style:name="P26" style:family="paragraph" style:parent-style-name="Text_20_body" style:list-style-name="L2">
      <style:text-properties officeooo:paragraph-rsid="001fb573"/>
    </style:style>
    <style:style style:name="P27" style:family="paragraph" style:parent-style-name="Text_20_body" style:list-style-name="L3">
      <style:text-properties officeooo:paragraph-rsid="001fb573"/>
    </style:style>
    <style:style style:name="P28" style:family="paragraph" style:parent-style-name="Text_20_body" style:list-style-name="L4">
      <style:text-properties fo:font-weight="normal" officeooo:rsid="001bd6df" officeooo:paragraph-rsid="001fb573" style:font-weight-asian="normal" style:font-weight-complex="normal"/>
    </style:style>
    <style:style style:name="P29" style:family="paragraph" style:parent-style-name="Text_20_body" style:list-style-name="L5">
      <style:text-properties fo:font-weight="normal" officeooo:rsid="001bd6df" officeooo:paragraph-rsid="001fb573" style:font-weight-asian="normal" style:font-weight-complex="normal"/>
    </style:style>
    <style:style style:name="P30" style:family="paragraph" style:parent-style-name="Text_20_body" style:list-style-name="L6">
      <style:text-properties fo:font-weight="normal" officeooo:rsid="001bd6df" officeooo:paragraph-rsid="001fb573" style:font-weight-asian="normal" style:font-weight-complex="normal"/>
    </style:style>
    <style:style style:name="P31" style:family="paragraph" style:parent-style-name="Text_20_body" style:list-style-name="L8">
      <style:text-properties officeooo:rsid="001e0f66" officeooo:paragraph-rsid="001e0f66"/>
    </style:style>
    <style:style style:name="P32" style:family="paragraph" style:parent-style-name="Text_20_body" style:list-style-name="L8">
      <style:text-properties officeooo:rsid="001e0f66" officeooo:paragraph-rsid="0020683c"/>
    </style:style>
    <style:style style:name="P33" style:family="paragraph" style:parent-style-name="Text_20_body" style:list-style-name="L9">
      <style:text-properties officeooo:rsid="001e0f66" officeooo:paragraph-rsid="001e0f66"/>
    </style:style>
    <style:style style:name="P34" style:family="paragraph" style:parent-style-name="Text_20_body" style:list-style-name="L9">
      <style:text-properties officeooo:rsid="001e0f66" officeooo:paragraph-rsid="0020683c"/>
    </style:style>
    <style:style style:name="P35" style:family="paragraph" style:parent-style-name="Text_20_body" style:list-style-name="L10">
      <style:text-properties officeooo:rsid="001e0f66" officeooo:paragraph-rsid="001e0f66"/>
    </style:style>
    <style:style style:name="P36" style:family="paragraph" style:parent-style-name="Text_20_body" style:list-style-name="L10">
      <style:text-properties officeooo:rsid="001e0f66" officeooo:paragraph-rsid="0020683c"/>
    </style:style>
    <style:style style:name="P37" style:family="paragraph" style:parent-style-name="Text_20_body" style:list-style-name="L11">
      <style:text-properties officeooo:rsid="001e0f66" officeooo:paragraph-rsid="001e0f66"/>
    </style:style>
    <style:style style:name="P38" style:family="paragraph" style:parent-style-name="Text_20_body" style:list-style-name="L12">
      <style:text-properties officeooo:rsid="001e0f66" officeooo:paragraph-rsid="001e0f66"/>
    </style:style>
    <style:style style:name="P39" style:family="paragraph" style:parent-style-name="Text_20_body" style:list-style-name="L13">
      <style:text-properties officeooo:rsid="001bd6df" officeooo:paragraph-rsid="001bd6df"/>
    </style:style>
    <style:style style:name="P40" style:family="paragraph" style:parent-style-name="Text_20_body" style:list-style-name="L9">
      <style:text-properties officeooo:rsid="0020683c" officeooo:paragraph-rsid="0020683c"/>
    </style:style>
    <style:style style:name="P41" style:family="paragraph" style:parent-style-name="Text_20_body" style:list-style-name="L10">
      <style:text-properties officeooo:rsid="0020683c" officeooo:paragraph-rsid="0020683c"/>
    </style:style>
    <style:style style:name="P42" style:family="paragraph" style:parent-style-name="Text_20_body" style:list-style-name="L11">
      <style:text-properties officeooo:rsid="0020683c" officeooo:paragraph-rsid="0020683c"/>
    </style:style>
    <style:style style:name="T1" style:family="text">
      <style:text-properties style:text-position="sub 58%" fo:font-weight="normal" style:font-weight-asian="normal" style:font-weight-complex="normal"/>
    </style:style>
    <style:style style:name="T2" style:family="text">
      <style:text-properties style:text-position="0% 100%"/>
    </style:style>
    <style:style style:name="T3" style:family="text">
      <style:text-properties style:text-position="0% 100%" fo:font-weight="normal" style:font-weight-asian="normal" style:font-weight-complex="normal"/>
    </style:style>
    <style:style style:name="T4" style:family="text">
      <style:text-properties officeooo:rsid="001fb573"/>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officeooo:rsid="001b68b2"/>
    </style:style>
    <style:style style:name="T8" style:family="text">
      <style:text-properties officeooo:rsid="0020683c"/>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083in" fo:text-indent="-0.25in" fo:margin-left="3.2083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4225_776012695" text:style-name="Index_20_Link" text:visited-style-name="Index_20_Link">Übertragen der SEL auf Einzelbilder<text:tab/>2</text:a></text:p>
          <text:p text:style-name="P3"><text:a xlink:type="simple" xlink:href="#__RefHeading___Toc14227_776012695" text:style-name="Index_20_Link" text:visited-style-name="Index_20_Link">Aufbau der Daten<text:tab/>2</text:a></text:p>
          <text:p text:style-name="P3"><text:a xlink:type="simple" xlink:href="#__RefHeading___Toc14229_776012695" text:style-name="Index_20_Link" text:visited-style-name="Index_20_Link">Vorbereitungen<text:tab/>2</text:a></text:p>
          <text:p text:style-name="P3"><text:a xlink:type="simple" xlink:href="#__RefHeading___Toc14231_776012695" text:style-name="Index_20_Link" text:visited-style-name="Index_20_Link">Extrahieren der SEL-Koordinaten aus den *.txt Files<text:tab/>3</text:a></text:p>
          <text:p text:style-name="P3"><text:a xlink:type="simple" xlink:href="#__RefHeading___Toc14233_776012695" text:style-name="Index_20_Link" text:visited-style-name="Index_20_Link">Einzeichnen der SEL auf den Bildern<text:tab/>3</text:a></text:p>
          <text:p text:style-name="P2"><text:a xlink:type="simple" xlink:href="#__RefHeading___Toc14235_776012695" text:style-name="Index_20_Link" text:visited-style-name="Index_20_Link">Zusammenfügen<text:tab/>4</text:a></text:p>
          <text:p text:style-name="P3"><text:a xlink:type="simple" xlink:href="#__RefHeading___Toc14237_776012695" text:style-name="Index_20_Link" text:visited-style-name="Index_20_Link">Hugin<text:tab/>4</text:a></text:p>
          <text:p text:style-name="P3"><text:a xlink:type="simple" xlink:href="#__RefHeading___Toc14239_776012695" text:style-name="Index_20_Link" text:visited-style-name="Index_20_Link">Python – Panorama<text:tab/>4</text:a></text:p>
          <text:p text:style-name="P3"><text:a xlink:type="simple" xlink:href="#__RefHeading___Toc14241_776012695" text:style-name="Index_20_Link" text:visited-style-name="Index_20_Link">Python – Homograpie<text:tab/>4</text:a></text:p>
          <text:p text:style-name="P3"><text:a xlink:type="simple" xlink:href="#__RefHeading___Toc14243_776012695" text:style-name="Index_20_Link" text:visited-style-name="Index_20_Link">Manuell<text:tab/>4</text:a></text:p>
        </text:index-body>
      </text:table-of-content>
      <text:p text:style-name="Text_20_body"/>
      <text:h text:style-name="P14" text:outline-level="1"><text:bookmark-start text:name="__RefHeading___Toc14225_776012695"/>Übertragen der SEL auf Einzelbilder<text:bookmark-end text:name="__RefHeading___Toc14225_776012695"/></text:h>
      <text:h text:style-name="P18" text:outline-level="2"><text:bookmark-start text:name="__RefHeading___Toc14227_776012695"/><text:span text:style-name="T4">Übersicht über den </text:span>Aufbau der Daten <text:span text:style-name="T4">und die Dokumentation des Experimentes</text:span><text:bookmark-end text:name="__RefHeading___Toc14227_776012695"/></text:h>
      <text:p text:style-name="P5"/>
      <text:p text:style-name="P5">Der Datensatz besteht aus Bildern und Textdateien, die in mehrere Scanbereiche <text:span text:style-name="T4">aufgeteilt</text:span> sind.</text:p>
      <text:h text:style-name="Heading_20_3" text:outline-level="3">1. Mikroskopbilder:</text:h>
      <text:p text:style-name="P10">Die Bilder sind <text:span text:style-name="T4">nach dem Schema</text:span> "Jenamicro18_fs&lt;Spalte&gt;&lt;Zeile&gt;.tif" (z.B. Jenamicro18_fs12.tif) benannt. <text:span text:style-name="T4">S</text:span>ie <text:span text:style-name="T4">bestehen </text:span>aus einer Serie von Mikroskopbildern, <text:span text:style-name="T4">die die zu den jeweiligen Scanbereichen korrespondieren</text:span>. </text:p>
      <text:p text:style-name="P10"/>
      <text:h text:style-name="Heading_20_3" text:outline-level="3">2. Textdateien:</text:h>
      <text:p text:style-name="P5">Die Textdateien enthalten <text:span text:style-name="T4">Koordinaten, die mit Ionen beschossen wurden</text:span>. Das Format beinhaltet:</text:p>
      <text:p text:style-name="P5"><text:s text:c="7"/>a. Die ersten 6 Zeilen bilden die Kopfzeile <text:span text:style-name="T4">(Metadaten zum Experiment)</text:span>.</text:p>
      <text:p text:style-name="P5"><text:s text:c="7"/>b. Jede Zeile repräsentiert die spezifischen Koordinaten, die <text:span text:style-name="T4">beschossen</text:span> werden, mit 5 Werten:</text:p>
      <text:list text:style-name="L1">
        <text:list-item>
          <text:p text:style-name="P25"><text:s/>x-Koordinate in Bezug auf den entsprechenden Scanbereich basierend auf einem 12-Bit-ADC (abweichend von den Bildkoordinaten).</text:p>
        </text:list-item>
        <text:list-item>
          <text:p text:style-name="P25">y-Koordinate in Bezug auf den entsprechenden Scanbereich basierend auf einem 12-Bit-ADC (abweichend von den Bildkoordinaten).</text:p>
        </text:list-item>
        <text:list-item>
          <text:p text:style-name="P25">LatchUp (0 - kein SEL, 4 - SEL).</text:p>
        </text:list-item>
        <text:list-item>
          <text:p text:style-name="P25">Möglicher ADC-Eingang (in diesem Fall nicht zutreffend).</text:p>
        </text:list-item>
        <text:list-item>
          <text:p text:style-name="P25">Der Channeltron-Wert (entspricht der Anzahl der emittierten Elektronen).</text:p>
        </text:list-item>
      </text:list>
      <text:p text:style-name="P5"/>
      <text:h text:style-name="Heading_20_3" text:outline-level="3">3. Datenorganisation:</text:h>
      <text:p text:style-name="P5">Die Daten sind auf 25 Scanbereiche verteilt, die jeweils ein Bild und eine *.txt-Datei enthalten.</text:p>
      <text:h text:style-name="Heading_20_3" text:outline-level="3">4. Dokumentation:</text:h>
      <text:p text:style-name="P5">Für die Bilder mit 5-facher Vergrößerung <text:span text:style-name="T4">sind folgende </text:span>Dimensionsinformationen <text:span text:style-name="T4">bereitgetellt</text:span>:</text:p>
      <text:list text:style-name="L2">
        <text:list-item>
          <text:p text:style-name="P26">x: 597px = 900µm</text:p>
        </text:list-item>
        <text:list-item>
          <text:p text:style-name="P26">y: 461px = 700µm</text:p>
        </text:list-item>
      </text:list>
      <text:p text:style-name="P10">Dimensionsinformationen <text:span text:style-name="T4">zur</text:span> <text:span text:style-name="T4">Ionen</text:span>ablenkung:</text:p>
      <text:list text:style-name="L3">
        <text:list-item>
          <text:p text:style-name="P27">x = 9*33,7µm = 303,3µm</text:p>
        </text:list-item>
        <text:list-item>
          <text:p text:style-name="P27"><text:soft-page-break/>y = 9*35,7µm = 321,3µm</text:p>
        </text:list-item>
      </text:list>
      <text:p text:style-name="P5"/>
      <text:p text:style-name="P5">Diese Übersicht soll ein besseres Verständnis der Datenstruktur für die Mikroskopbilder und Textdateien vermitteln, die nach den oben aufgeführten Spezifikationen organisiert sind und so eine effiziente Nutzung und Analyse der Daten ermöglichen.</text:p>
      <text:h text:style-name="P18" text:outline-level="2"><text:bookmark-start text:name="__RefHeading___Toc14229_776012695"/>Vorbereitungen<text:bookmark-end text:name="__RefHeading___Toc14229_776012695"/></text:h>
      <text:p text:style-name="P11">Um <text:span text:style-name="T4">die bereitgestellten</text:span> *.dat Dateien in Textdateien umzuwandeln, wird das Perl-Skript "extract_dat2txt.pl" verwendet, das von GSI bereitgestellt wurde. Die Benutzung des Skripts erfolgt in einem ordnungsgemäß definierten Verzeichnis, um die ordnungsgemäße Funktion des Programms zu gewährleisten.</text:p>
      <text:p text:style-name="P11"/>
      <text:p text:style-name="P11">Die Ordnerstruktur ist wie folgt:</text:p>
      <text:p text:style-name="P11"/>
      <text:p text:style-name="P12">1. Hauptordner, in dem sich die Pythonskripte befinden:</text:p>
      <text:list text:style-name="L4">
        <text:list-item>
          <text:p text:style-name="P28">fun1.py</text:p>
        </text:list-item>
        <text:list-item>
          <text:p text:style-name="P28">LatchUpMap_v0_9.py</text:p>
        </text:list-item>
      </text:list>
      <text:p text:style-name="P11"/>
      <text:p text:style-name="P11">2. Unterordner innerhalb des Hauptordners:</text:p>
      <text:p text:style-name="P11"><text:s text:c="4"/>a. "pics" für die Bilder:</text:p>
      <text:list text:style-name="L5">
        <text:list-item>
          <text:p text:style-name="P29">Mikroskopbilder (Beispielsweise von Elektronikbauteilen oder Halbleitern)</text:p>
        </text:list-item>
        <text:list-item>
          <text:p text:style-name="P29">Latchup Unterordner: Enthält generierte Bilder nach der Ausführung von LatchUpMap_v0_9.py.</text:p>
        </text:list-item>
      </text:list>
      <text:p text:style-name="P11"><text:s text:c="8"/></text:p>
      <text:p text:style-name="P12"><text:s text:c="4"/>b. "docs" für die umgewandelten Textdateien:</text:p>
      <text:list text:style-name="L6">
        <text:list-item>
          <text:p text:style-name="P30">Hier werden die Textdateien gespeichert, die aus den ursprünglichen *.dat Dateien mithilfe von "extract_dat2txt.pl" generiert wurden.</text:p>
        </text:list-item>
      </text:list>
      <text:p text:style-name="P11"/>
      <text:p text:style-name="P11">Um die volle Funktionsfähigkeit des Programms zu garantieren, ist es wichtig, diese Ordnerstruktur strikt einzuhalten. Durch die richtige Organisation können die verschiedenen Skripte und Dateien effizient verarbeitet und genutzt werden, um den gewünschten Workflow zu ermöglichen.</text:p>
      <text:h text:style-name="P20" text:outline-level="2"/>
      <text:h text:style-name="P19" text:outline-level="2"><text:bookmark-start text:name="__RefHeading___Toc14231_776012695"/>Extrahieren der SEL-Koordinaten aus den *.txt Files<text:bookmark-end text:name="__RefHeading___Toc14231_776012695"/></text:h>
      <text:p text:style-name="P13">Um die SEL auf die Mikroskopbilder zu projezieren müssen die Koordinaten eingelesen und sortiert werden. Dazu werden folgende Schritte ausgeführt:</text:p>
      <text:p text:style-name="P11"/>
      <text:h text:style-name="Heading_20_3" text:outline-level="3">1. Erstellung der Listen mit relevanten Dokumenten:</text:h>
      <text:p text:style-name="P11"><text:span text:style-name="T4">Es werden </text:span>zwei separate Listen für die in den Verzeichnissen "docs" und "pics" gefundenen relevanten Dokumente zu erstellen. Relevante Dokumente haben die Dateiendungen ".dat.txt" <text:span text:style-name="T4">oder</text:span> ".tif". Die Dateien im Unterordner "Latchups" sind davon ausgenommen und werden bei diesem Schritt nicht berücksichtigt.</text:p>
      <text:p text:style-name="P11"/>
      <text:h text:style-name="Heading_20_3" text:outline-level="3">2. Ablauf für jedes relevante Dokument in "docs":</text:h>
      <text:p text:style-name="P11">Für jedes in Schritt 1 identifizierte relevante Dokument im Verzeichnis "docs" wird folgender Ablauf <text:span text:style-name="T4">abgearbeitet</text:span>:</text:p>
      <text:p text:style-name="P11"><text:span text:style-name="T5">a) Zeilenweise einlesen:</text:span> Das Dokument wird zeilenweise eingelesen. Jede Zeile wird anschließend einzeln verarbeitet.</text:p>
      <text:p text:style-name="P11"><text:s text:c="3"/></text:p>
      <text:p text:style-name="P11"><text:span text:style-name="T5"><text:s/>b) Header löschen:</text:span> Der Header, also die erste<text:span text:style-name="T4">n 6</text:span> Zeile<text:span text:style-name="T4">n</text:span> mit Metadaten, wird in diesem Schritt entfernt.</text:p>
      <text:p text:style-name="P11"/>
      <text:p text:style-name="P11"><text:span text:style-name="T6">c) Zeile in 5 Elemente aufteilen:</text:span> Die verbleibenden Zeilen des Dokuments werden nun entsprechend dem Aufbau der Daten in fünf separate Elemente aufgeteilt. Damit wird eine Struktur geschaffen, die es ermöglicht, die Informationen später leichter weiterzuverarbeiten.</text:p>
      <text:p text:style-name="P11"/>
      <text:p text:style-name="P11"><text:span text:style-name="T5">d) Prüfung und Speicherung von Latchups:</text:span> In diesem Schritt wird überprüft, ob ein Single Event Latchup (SEL) für die jeweilige Zeile vorliegt. Wenn dies der Fall ist, wird die Zeile in der Liste "LatchUps" gespeichert. Diese Liste dient als Sammlung der Latchup-Events, die in den verschiedenen Dokumenten gefunden wurden.</text:p>
      <text:p text:style-name="P11"/>
      <text:p text:style-name="P11">Zusammengefasst besteht der Prozess also aus der Erstellung zweier Listen mit relevanten Dokumenten und der Durchführung bestimmter Operationen wie dem Einlesen, Löschen von Headern und Aufteilung von Zeilen für jedes relevante Dokument im Verzeichnis "docs". Ziel ist es, <text:s/>Latchup-Events <text:span text:style-name="T4">extrahieren</text:span> und in einer separaten Liste <text:span text:style-name="T4">zur weiterverarbeitung </text:span>zu speichern.</text:p>
      <text:h text:style-name="P20" text:outline-level="2"/>
      <text:h text:style-name="P19" text:outline-level="2"><text:bookmark-start text:name="__RefHeading___Toc14233_776012695"/>Einzeichnen der SEL auf den Bildern<text:bookmark-end text:name="__RefHeading___Toc14233_776012695"/></text:h>
      <text:p text:style-name="P22">Nachdem die SEL aus den Textdateien extrahiert wurden, können sie nun auf die Mikroskopbilder projiziert werden. Dazu werden folgende Schritte ausgeführt:</text:p>
      <text:p text:style-name="P8"/>
      <text:list xml:id="list3734382648" text:style-name="L7">
        <text:list-item>
          <text:p text:style-name="P24"><text:span text:style-name="T5">Finden des korrespondierenden Bildes:</text:span> Basierend auf de<text:span text:style-name="T7">m Namen des *.dat.txt Dokuments</text:span> <text:span text:style-name="T7">wird</text:span> das passende Bild <text:span text:style-name="T7">ausgewählt</text:span>. </text:p>
          <text:p text:style-name="P24"/>
        </text:list-item>
        <text:list-item>
          <text:p text:style-name="P24"><text:span text:style-name="T5">Öffnen des Bildes mit OpenCV:</text:span> Nachdem das korrespondierende Bild gefunden wurde, wird es mit der OpenCV-Bibliothek geöffnet. OpenCV ermöglicht die Berechnung der Dimensionen des Bildes und konvertiert es in ein Numpy-Array <text:span text:style-name="T7">zur weiteren Verarbeitung</text:span>.</text:p>
          <text:p text:style-name="P24"/>
        </text:list-item>
        <text:list-item>
          <text:p text:style-name="P24"><text:span text:style-name="T5">Berechnung der SEL-Koordinaten:</text:span> Für jeden SEL im Datensatz werden die genauen Koordinaten im Bild berechnet. Dies bezieht sich auf den Scanbereich des Bildes und liefert die Positionsdaten für die anstehenden Transformationen. <text:span text:style-name="T7">Dazu werden die folgenden Formeln verwendet:</text:span></text:p>
        </text:list-item>
      </text:list>
      <table:table table:name="Table1" table:style-name="Table1">
        <table:table-column table:style-name="Table1.A"/>
        <table:table-column table:style-name="Table1.B"/>
        <table:table-row>
          <table:table-cell table:style-name="Table1.A1" office:value-type="string">
            <text:p text:style-name="P9"><text:s text:c="53"/><draw:frame draw:style-name="fr1" draw:name="Object1" text:anchor-type="as-char" svg:y="-0.2693in" svg:width="1.0272in" svg:height="0.4189in" draw:z-index="2"><draw:object xlink:href="./Object 1" xlink:type="simple" xlink:show="embed" xlink:actuate="onLoad"/><draw:image xlink:href="./ObjectReplacements/Object 1" xlink:type="simple" xlink:show="embed" xlink:actuate="onLoad"/><svg:desc>formula</svg:desc></draw:frame></text:p>
            <text:p text:style-name="P9"><text:s text:c="53"/><draw:frame draw:style-name="fr1" draw:name="Object2" text:anchor-type="as-char" svg:y="-0.2693in" svg:width="1.048in" svg:height="0.4189in" draw:z-index="3"><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4">P<text:span text:style-name="T2"> – Position im Scanbereich in Pixeln</text:span></text:p>
            <text:p text:style-name="P4">d – Ablenkung </text:p>
            <text:p text:style-name="P4">x<text:span text:style-name="T1">ADC</text:span><text:span text:style-name="T3">/y</text:span><text:span text:style-name="T1">ADC</text:span><text:span text:style-name="T3"> – Position im Scanbereich bezogen auf ADC</text:span></text:p>
            <text:p text:style-name="P6">ADC – 12bit (4096)</text:p>
          </table:table-cell>
        </table:table-row>
      </table:table>
      <text:list xml:id="list145340867598085" text:continue-numbering="true" text:style-name="L7">
        <text:list-header>
          <text:p text:style-name="P23"/>
        </text:list-header>
        <text:list-item>
          <text:p text:style-name="P24"><text:span text:style-name="T5">Umrechnung der Positionen in Bildkoordinaten: </text:span>Die zuvor berechneten Positionen werden nun in Bildkoordinaten umgerechnet. Dazu werden folgende Schritte durchgeführt:</text:p>
          <text:list>
            <text:list-item>
              <text:p text:style-name="P24">Spiegelung an der Y-Achse: Die Koordinaten werden so angepasst, dass sie symmetrisch bezüglich der Y-Achse angeordnet sind.</text:p>
            </text:list-item>
            <text:list-item>
              <text:p text:style-name="P24">Drehung um 90° gegen den Uhrzeigersinn: Der Koordinatenvektor wird um 90° gegen den Uhrzeigersinn gedreht.</text:p>
            </text:list-item>
            <text:list-item>
              <text:p text:style-name="P24">Koordinatentransformation: <text:span text:style-name="T7">Transformation von Scan-Bereich-Koordinaten in Bildkoordinaten</text:span></text:p>
              <text:p text:style-name="P24"><draw:frame draw:style-name="fr1" draw:name="Object3" text:anchor-type="as-char" svg:y="-0.2693in" svg:width="1.578in" svg:height="0.4189in" draw:z-index="1"><draw:object xlink:href="./Object 3" xlink:type="simple" xlink:show="embed" xlink:actuate="onLoad"/><draw:image xlink:href="./ObjectReplacements/Object 3" xlink:type="simple" xlink:show="embed" xlink:actuate="onLoad"/><svg:desc>formula</svg:desc></draw:frame><text:tab/><draw:frame draw:style-name="fr1" draw:name="Object4" text:anchor-type="as-char" svg:y="-0.2693in" svg:width="1.6492in" svg:height="0.4189in" draw:z-index="4"><draw:object xlink:href="./Object 4" xlink:type="simple" xlink:show="embed" xlink:actuate="onLoad"/><draw:image xlink:href="./ObjectReplacements/Object 4" xlink:type="simple" xlink:show="embed" xlink:actuate="onLoad"/><svg:desc>formula</svg:desc></draw:frame></text:p>
              <text:p text:style-name="P24"/>
            </text:list-item>
          </text:list>
        </text:list-item>
        <text:list-item>
          <text:p text:style-name="P24"><text:span text:style-name="T5">Ändern der Pixel im Numpy-Array: </text:span>Innerhalb des Bildes (Numpy-Array) werden die Pixelwerte für SEL auf [0, 0, 255] (rot) gesetzt. Optional können auch die Pixelwerte für den Rahmen auf [255, 0, 0] (blau) gesetzt werden <text:span text:style-name="T7">um die Analyse zu vereinfachen</text:span>.</text:p>
          <text:p text:style-name="P24"/>
        </text:list-item>
        <text:list-item>
          <text:p text:style-name="P24"><text:span text:style-name="T5">Speichern des modifizierten Bildes: </text:span>Schließlich wird das veränderte Bild mithilfe von OpenCV im Ordner "Latchups" gespeichert. Dadurch ist das Bild für die spätere Analyse und Verwendung verfügbar.</text:p>
        </text:list-item>
      </text:list>
      <text:h text:style-name="P15" text:outline-level="1"/>
      <text:h text:style-name="P17" text:outline-level="1"/>
      <text:h text:style-name="P16" text:outline-level="1"><text:bookmark-start text:name="__RefHeading___Toc14235_776012695"/>Zusammenfügen<text:bookmark-end text:name="__RefHeading___Toc14235_776012695"/></text:h>
      <text:list text:style-name="L8">
        <text:list-item>
          <text:p text:style-name="P32"><text:span text:style-name="T8">Generierte Bilder Zusammenfügen für </text:span></text:p>
          <text:list>
            <text:list-item>
              <text:p text:style-name="P32">Besser Vergleichbar</text:p>
            </text:list-item>
            <text:list-item>
              <text:p text:style-name="P31"><text:span text:style-name="T8">Kontrollieren: </text:span>alle Bereiche Gescannt?</text:p>
            </text:list-item>
          </text:list>
        </text:list-item>
      </text:list>
      <text:h text:style-name="P21" text:outline-level="2"><text:bookmark-start text:name="__RefHeading___Toc14237_776012695"/>Hugin<text:bookmark-end text:name="__RefHeading___Toc14237_776012695"/></text:h>
      <text:list xml:id="list2456348005" text:style-name="L9">
        <text:list-item>
          <text:p text:style-name="P34"><text:span text:style-name="T8">Kurze Beschreibung Hugin Software</text:span></text:p>
        </text:list-item>
        <text:list-item>
          <text:p text:style-name="P34"><text:span text:style-name="T8">Mit python gerierte Bilder werden zusammengefuegt mit folgenden Schritten:</text:span></text:p>
          <text:list>
            <text:list-item>
              <text:p text:style-name="P33"><text:span text:style-name="T8">B</text:span>ilder laden</text:p>
            </text:list-item>
            <text:list-item>
              <text:p text:style-name="P33">korrespondierende Punkte automatisch oder Manuell finden und sortieren</text:p>
            </text:list-item>
            <text:list-item>
              <text:p text:style-name="P33">panorama stitchen</text:p>
            </text:list-item>
          </text:list>
        </text:list-item>
        <text:list-item>
          <text:p text:style-name="P40">Probleme:</text:p>
          <text:list>
            <text:list-item>
              <text:p text:style-name="P33">SEL werden “verschluckt” da sie nur auf einem der Bilder eingezeichnet sind</text:p>
            </text:list-item>
            <text:list-item>
              <text:p text:style-name="P33">aus dem Projektfile konnten die Homographiematritzen, bzw. Trasformationsinformationen nich rekonstruiert werden um die bilder spaeter uebereinander zu legen</text:p>
            </text:list-item>
          </text:list>
        </text:list-item>
      </text:list>
      <text:p text:style-name="P7">→ Herangehensweise musste verworfen werden</text:p>
      <text:h text:style-name="P21" text:outline-level="2"><text:bookmark-start text:name="__RefHeading___Toc14239_776012695"/>Python – Panorama<text:bookmark-end text:name="__RefHeading___Toc14239_776012695"/></text:h>
      <text:list text:style-name="L10">
        <text:list-item>
          <text:p text:style-name="P36"><text:span text:style-name="T8">Mit python gerierte Bilder werden </text:span>Anstelle von hugin <text:span text:style-name="T8">mit</text:span> ein<text:span text:style-name="T8">em</text:span> Python Script <text:span text:style-name="T8">zusammengefuegt <text:s/>(Stitching Algorithmus aus Internet)</text:span></text:p>
        </text:list-item>
        <text:list-item>
          <text:p text:style-name="P41">Probleme:</text:p>
          <text:list>
            <text:list-item>
              <text:p text:style-name="P35">SEL w<text:span text:style-name="T8">erden wie bei Hugin</text:span> immernoch ‘verschluckt’ </text:p>
            </text:list-item>
          </text:list>
        </text:list-item>
      </text:list>
      <text:p text:style-name="P7">→ Herangehensweise anpassen</text:p>
      <text:h text:style-name="P21" text:outline-level="2"><text:bookmark-start text:name="__RefHeading___Toc14241_776012695"/>Python – Homograpie<text:bookmark-end text:name="__RefHeading___Toc14241_776012695"/></text:h>
      <text:list xml:id="list1244809795" text:style-name="L11">
        <text:list-item>
          <text:p text:style-name="P37">Erstellen eines Panorama mit den originalbildern (ohne SEL)</text:p>
        </text:list-item>
        <text:list-item>
          <text:p text:style-name="P42">dazu wird der selbe Algorithmus wie vorher verwendet</text:p>
        </text:list-item>
        <text:list-item>
          <text:p text:style-name="P37">zwischen diesem Panorama und den einzelbildern können Homographiematritzen berechnet werden:</text:p>
          <text:list>
            <text:list-item>
              <text:p text:style-name="P37">finde korrespondierende Punkte in beiden Bildern und speichere die ‘guten’ korrespondenzen</text:p>
            </text:list-item>
            <text:list-item>
              <text:p text:style-name="P37">benutze openCV zur erstellen der Homographiematrix</text:p>
            </text:list-item>
            <text:list-item>
              <text:p text:style-name="P37"><text:soft-page-break/>es gilt: <draw:frame draw:style-name="fr1" draw:name="Object5" text:anchor-type="as-char" svg:y="-0.1484in" svg:width="0.5484in" svg:height="0.1846in" draw:z-index="0"><draw:object xlink:href="./Object 5" xlink:type="simple" xlink:show="embed" xlink:actuate="onLoad"/><draw:image xlink:href="./ObjectReplacements/Object 5" xlink:type="simple" xlink:show="embed" xlink:actuate="onLoad"/></draw:frame><text:s/>(x – koordinaten in originalbild, x’ – Koordinaten in Panorama, H- Homographie Matrix)</text:p>
            </text:list-item>
            <text:list-item>
              <text:p text:style-name="P37">berechne SEL-Koordinaten für Panorama</text:p>
            </text:list-item>
            <text:list-item>
              <text:p text:style-name="P37">zeichne SEL in Panorama ein</text:p>
            </text:list-item>
          </text:list>
        </text:list-item>
        <text:list-item>
          <text:p text:style-name="P37">Scanbereiche sind an der y-Achse gepiegelt und um 90° entgegen des Uhrzeigersinns gedreht</text:p>
        </text:list-item>
        <text:list-item>
          <text:p text:style-name="P37">Idee hat potential, Aufwand ist aber im Vergleich zum Nutzen zu hoch</text:p>
        </text:list-item>
      </text:list>
      <text:h text:style-name="P21" text:outline-level="2"><text:bookmark-start text:name="__RefHeading___Toc14243_776012695"/>Manuell<text:bookmark-end text:name="__RefHeading___Toc14243_776012695"/></text:h>
      <text:list text:style-name="L12">
        <text:list-item>
          <text:p text:style-name="P38"><text:span text:style-name="T8">Mit Python generierte Bilder</text:span> werden gecropt, bis nur noch der Scanbereich vorhanden ist</text:p>
        </text:list-item>
        <text:list-item>
          <text:p text:style-name="P38">Scanbereiche werden manuell ausgerichtet und zusammengefügt</text:p>
        </text:list-item>
      </text:list>
      <text:list text:style-name="L13">
        <text:list-header>
          <text:p text:style-name="P39"/>
        </text:list-header>
      </text:list>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8T14:23:31.005465672</meta:creation-date>
    <dc:date>2023-06-14T14:53:39.618319687</dc:date>
    <meta:editing-duration>PT5H6M1S</meta:editing-duration>
    <meta:editing-cycles>6</meta:editing-cycles>
    <meta:generator>LibreOffice/7.5.3.2$Linux_X86_64 LibreOffice_project/50$Build-2</meta:generator>
    <meta:document-statistic meta:table-count="1" meta:image-count="0" meta:object-count="5" meta:page-count="7" meta:paragraph-count="114" meta:word-count="1191" meta:character-count="8712" meta:non-whitespace-character-count="7519"/>
  </office:meta>
</office:document-meta>
</file>

<file path=Object 1/content.xml><?xml version="1.0" encoding="utf-8"?>
<math xmlns="http://www.w3.org/1998/Math/MathML" display="block">
  <semantics>
    <mrow>
      <mrow>
        <msub>
          <mi>P</mi>
          <mi>x</mi>
        </msub>
        <mo stretchy="false">=</mo>
        <mfrac>
          <msub>
            <mi>d</mi>
            <mi>x</mi>
          </msub>
          <mi mathvariant="italic">ADC</mi>
        </mfrac>
      </mrow>
      <msub>
        <mi>x</mi>
        <mi mathvariant="italic">ADC</mi>
      </msub>
    </mrow>
    <annotation encoding="StarMath 5.0">P_x = {d_x} over {ADC} x_ADC</annotation>
  </semantics>
</math>
</file>

<file path=Object 2/content.xml><?xml version="1.0" encoding="utf-8"?>
<math xmlns="http://www.w3.org/1998/Math/MathML" display="block">
  <semantics>
    <mrow>
      <mrow>
        <msub>
          <mi>P</mi>
          <mi>y</mi>
        </msub>
        <mo stretchy="false">=</mo>
        <mfrac>
          <msub>
            <mi>d</mi>
            <mi>y</mi>
          </msub>
          <mi mathvariant="italic">ADC</mi>
        </mfrac>
      </mrow>
      <msub>
        <mi>y</mi>
        <mi mathvariant="italic">ADC</mi>
      </msub>
    </mrow>
    <annotation encoding="StarMath 5.0">P_y = d_y over ADC y_ADC</annotation>
  </semantics>
</math>
</file>

<file path=Object 3/content.xml><?xml version="1.0" encoding="utf-8"?>
<math xmlns="http://www.w3.org/1998/Math/MathML" display="block">
  <semantics>
    <mrow>
      <msub>
        <mi>x</mi>
        <mi mathvariant="italic">Bild</mi>
      </msub>
      <mo stretchy="false">=</mo>
      <mrow>
        <msub>
          <mi>P</mi>
          <mrow>
            <mi>x</mi>
            <mi>,</mi>
            <mi mathvariant="italic">neu</mi>
          </mrow>
        </msub>
        <mo stretchy="false">+</mo>
        <mfrac>
          <mi mathvariant="italic">höhe</mi>
          <mn>2</mn>
        </mfrac>
        <mo stretchy="false">−</mo>
        <mfrac>
          <msub>
            <mi>d</mi>
            <mi>y</mi>
          </msub>
          <mn>2</mn>
        </mfrac>
      </mrow>
    </mrow>
    <annotation encoding="StarMath 5.0">x_Bild = P_{x,neu} + höhe over 2 - d_y over 2</annotation>
  </semantics>
</math>
</file>

<file path=Object 4/content.xml><?xml version="1.0" encoding="utf-8"?>
<math xmlns="http://www.w3.org/1998/Math/MathML" display="block">
  <semantics>
    <mrow>
      <msub>
        <mi>y</mi>
        <mi mathvariant="italic">Bild</mi>
      </msub>
      <mo stretchy="false">=</mo>
      <mrow>
        <msub>
          <mi>P</mi>
          <mrow>
            <mi>y</mi>
            <mi>,</mi>
            <mi mathvariant="italic">neu</mi>
          </mrow>
        </msub>
        <mo stretchy="false">+</mo>
        <mfrac>
          <mi mathvariant="italic">breite</mi>
          <mn>2</mn>
        </mfrac>
        <mo stretchy="false">−</mo>
        <mfrac>
          <msub>
            <mi>d</mi>
            <mi>x</mi>
          </msub>
          <mn>2</mn>
        </mfrac>
      </mrow>
    </mrow>
    <annotation encoding="StarMath 5.0">y_Bild = P_{y,neu} + breite over 2 - d_x over 2</annotation>
  </semantics>
</math>
</file>

<file path=Object 5/content.xml><?xml version="1.0" encoding="utf-8"?>
<math xmlns="http://www.w3.org/1998/Math/MathML" display="block">
  <semantics>
    <mrow>
      <mi>x</mi>
      <mrow>
        <mi>'</mi>
        <mo stretchy="false">=</mo>
        <mi>H</mi>
      </mrow>
      <mi>x</mi>
    </mrow>
    <annotation encoding="StarMath 5.0">x' = H x</annotation>
  </semantics>
</math>
</file>